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Footer">
      <style:paragraph-properties fo:text-align="start" style:justify-single-word="false"/>
    </style:style>
    <style:style style:name="P2" style:family="paragraph" style:parent-style-name="Standard">
      <style:text-properties officeooo:rsid="000ecdc1" officeooo:paragraph-rsid="002aab42"/>
    </style:style>
    <style:style style:name="P3" style:family="paragraph" style:parent-style-name="Standard">
      <style:text-properties officeooo:rsid="00208d94"/>
    </style:style>
    <style:style style:name="P4" style:family="paragraph" style:parent-style-name="Standard">
      <style:text-properties officeooo:rsid="00208d94" officeooo:paragraph-rsid="000ecdc1"/>
    </style:style>
    <style:style style:name="P5" style:family="paragraph" style:parent-style-name="Standard">
      <style:text-properties officeooo:rsid="002ffb0b" officeooo:paragraph-rsid="002ffb0b"/>
    </style:style>
    <style:style style:name="P6" style:family="paragraph" style:parent-style-name="Standard">
      <style:text-properties officeooo:paragraph-rsid="00316dfb"/>
    </style:style>
    <style:style style:name="P7" style:family="paragraph" style:parent-style-name="Standard">
      <style:text-properties officeooo:rsid="00316dfb" officeooo:paragraph-rsid="00316dfb"/>
    </style:style>
    <style:style style:name="P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9" style:family="paragraph" style:parent-style-name="Standard">
      <style:text-properties officeooo:paragraph-rsid="00370cf1"/>
    </style:style>
    <style:style style:name="P10" style:family="paragraph" style:parent-style-name="Preformatted_20_Text">
      <style:text-properties officeooo:rsid="0013b9c6" officeooo:paragraph-rsid="00208d94"/>
    </style:style>
    <style:style style:name="P11" style:family="paragraph" style:parent-style-name="Preformatted_20_Text">
      <style:text-properties officeooo:rsid="002aab42" officeooo:paragraph-rsid="002aab42"/>
    </style:style>
    <style:style style:name="P12" style:family="paragraph" style:parent-style-name="Preformatted_20_Text">
      <style:text-properties officeooo:rsid="002aab42" officeooo:paragraph-rsid="002d69d0"/>
    </style:style>
    <style:style style:name="P13" style:family="paragraph" style:parent-style-name="Preformatted_20_Text">
      <style:text-properties officeooo:rsid="002aab42" officeooo:paragraph-rsid="002ffb0b"/>
    </style:style>
    <style:style style:name="P14" style:family="paragraph" style:parent-style-name="Preformatted_20_Text">
      <style:text-properties officeooo:rsid="002aab42" officeooo:paragraph-rsid="00303601"/>
    </style:style>
    <style:style style:name="P15" style:family="paragraph" style:parent-style-name="Preformatted_20_Text">
      <style:text-properties officeooo:rsid="002aab42" officeooo:paragraph-rsid="00316dfb"/>
    </style:style>
    <style:style style:name="P16" style:family="paragraph" style:parent-style-name="Preformatted_20_Text">
      <style:text-properties officeooo:rsid="00208d94" officeooo:paragraph-rsid="002aab42"/>
    </style:style>
    <style:style style:name="P17" style:family="paragraph" style:parent-style-name="Preformatted_20_Text">
      <style:text-properties officeooo:rsid="00208d94" officeooo:paragraph-rsid="002ffb0b"/>
    </style:style>
    <style:style style:name="P18" style:family="paragraph" style:parent-style-name="Preformatted_20_Text">
      <style:text-properties officeooo:rsid="00208d94" officeooo:paragraph-rsid="0036c913"/>
    </style:style>
    <style:style style:name="P19" style:family="paragraph" style:parent-style-name="Preformatted_20_Text">
      <style:text-properties officeooo:paragraph-rsid="00303601"/>
    </style:style>
    <style:style style:name="P20" style:family="paragraph" style:parent-style-name="Preformatted_20_Text">
      <style:text-properties officeooo:rsid="00316dfb" officeooo:paragraph-rsid="00316dfb"/>
    </style:style>
    <style:style style:name="P21" style:family="paragraph" style:parent-style-name="Preformatted_20_Text">
      <style:text-properties officeooo:rsid="002ffb0b" officeooo:paragraph-rsid="002ffb0b"/>
    </style:style>
    <style:style style:name="P22" style:family="paragraph" style:parent-style-name="Preformatted_20_Text">
      <style:text-properties officeooo:paragraph-rsid="0036c913"/>
    </style:style>
    <style:style style:name="P23" style:family="paragraph" style:parent-style-name="Preformatted_20_Text">
      <style:text-properties officeooo:rsid="0036c913" officeooo:paragraph-rsid="0036c913"/>
    </style:style>
    <style:style style:name="P24" style:family="paragraph" style:parent-style-name="Preformatted_20_Text">
      <style:text-properties officeooo:paragraph-rsid="002aab42"/>
    </style:style>
    <style:style style:name="P25" style:family="paragraph" style:parent-style-name="Text_20_body">
      <style:paragraph-properties fo:break-before="page"/>
      <style:text-properties officeooo:rsid="0013b9c6" officeooo:paragraph-rsid="00316dfb"/>
    </style:style>
    <style:style style:name="P26" style:family="paragraph" style:parent-style-name="Standard">
      <style:text-properties fo:font-style="italic" fo:font-weight="bold" officeooo:paragraph-rsid="00370cf1" style:font-style-asian="italic" style:font-weight-asian="bold" style:font-style-complex="italic" style:font-weight-complex="bold"/>
    </style:style>
    <style:style style:name="P27" style:family="paragraph" style:parent-style-name="Standard">
      <style:text-properties fo:font-size="16pt" fo:font-weight="bold" officeooo:rsid="0028ad9a" officeooo:paragraph-rsid="0028ad9a" style:font-size-asian="16pt" style:font-weight-asian="bold" style:font-size-complex="16pt" style:font-weight-complex="bold"/>
    </style:style>
    <style:style style:name="P28" style:family="paragraph" style:parent-style-name="Contents_20_5">
      <style:paragraph-properties>
        <style:tab-stops>
          <style:tab-stop style:position="15.406cm" style:type="right" style:leader-style="dotted" style:leader-text="."/>
        </style:tab-stops>
      </style:paragraph-properties>
    </style:style>
    <style:style style:name="P29" style:family="paragraph" style:parent-style-name="Heading_20_5">
      <style:text-properties officeooo:rsid="002aab42" officeooo:paragraph-rsid="002aab42"/>
    </style:style>
    <style:style style:name="P30" style:family="paragraph" style:parent-style-name="Heading_20_5">
      <style:text-properties officeooo:rsid="002aab42" officeooo:paragraph-rsid="00373028"/>
    </style:style>
    <style:style style:name="P31" style:family="paragraph" style:parent-style-name="Heading_20_5">
      <style:text-properties officeooo:rsid="002aab42" officeooo:paragraph-rsid="00384a58"/>
    </style:style>
    <style:style style:name="P32" style:family="paragraph" style:parent-style-name="Heading_20_5">
      <style:text-properties officeooo:rsid="002c314d" officeooo:paragraph-rsid="00316dfb"/>
    </style:style>
    <style:style style:name="P33" style:family="paragraph" style:parent-style-name="Heading_20_5">
      <style:text-properties officeooo:rsid="002c314d" officeooo:paragraph-rsid="002c314d"/>
    </style:style>
    <style:style style:name="P34" style:family="paragraph" style:parent-style-name="Preformatted_20_Text">
      <style:text-properties officeooo:rsid="0036c913" officeooo:paragraph-rsid="00373028"/>
    </style:style>
    <style:style style:name="P35" style:family="paragraph" style:parent-style-name="Preformatted_20_Text">
      <style:text-properties officeooo:rsid="0036c913" officeooo:paragraph-rsid="00384a58"/>
    </style:style>
    <style:style style:name="P36" style:family="paragraph" style:parent-style-name="Preformatted_20_Text">
      <style:text-properties officeooo:rsid="002aab42" officeooo:paragraph-rsid="00373028"/>
    </style:style>
    <style:style style:name="P37" style:family="paragraph" style:parent-style-name="Preformatted_20_Text">
      <style:text-properties officeooo:rsid="002aab42" officeooo:paragraph-rsid="00384a58"/>
    </style:style>
    <style:style style:name="P38" style:family="paragraph" style:parent-style-name="Preformatted_20_Text">
      <style:text-properties officeooo:rsid="00373028" officeooo:paragraph-rsid="00373028"/>
    </style:style>
    <style:style style:name="T1" style:family="text">
      <style:text-properties officeooo:rsid="00274b0e"/>
    </style:style>
    <style:style style:name="T2" style:family="text">
      <style:text-properties officeooo:rsid="002d69d0"/>
    </style:style>
    <style:style style:name="T3" style:family="text">
      <style:text-properties officeooo:rsid="002f4d8b"/>
    </style:style>
    <style:style style:name="T4" style:family="text">
      <style:text-properties officeooo:rsid="002f9d8d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fo:font-style="italic" fo:font-weight="bold" officeooo:rsid="0036c913" style:font-style-asian="italic" style:font-weight-asian="bold" style:font-style-complex="italic" style:font-weight-complex="bold"/>
    </style:style>
    <style:style style:name="T7" style:family="text">
      <style:text-properties fo:font-style="italic" fo:font-weight="bold" officeooo:rsid="00370cf1" style:font-style-asian="italic" style:font-weight-asian="bold" style:font-style-complex="italic" style:font-weight-complex="bold"/>
    </style:style>
    <style:style style:name="T8" style:family="text">
      <style:text-properties fo:font-style="italic" fo:font-weight="bold" officeooo:rsid="00373028" style:font-style-asian="italic" style:font-weight-asian="bold" style:font-style-complex="italic" style:font-weight-complex="bold"/>
    </style:style>
    <style:style style:name="T9" style:family="text">
      <style:text-properties fo:font-style="italic" fo:font-weight="bold" officeooo:rsid="00384a58" style:font-style-asian="italic" style:font-weight-asian="bold" style:font-style-complex="italic" style:font-weight-complex="bold"/>
    </style:style>
    <style:style style:name="T1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1" style:family="text">
      <style:text-properties officeooo:rsid="002ffb0b"/>
    </style:style>
    <style:style style:name="T12" style:family="text">
      <style:text-properties officeooo:rsid="00303601"/>
    </style:style>
    <style:style style:name="T13" style:family="text">
      <style:text-properties officeooo:rsid="00316dfb"/>
    </style:style>
    <style:style style:name="T14" style:family="text">
      <style:text-properties officeooo:rsid="00322925"/>
    </style:style>
    <style:style style:name="T15" style:family="text">
      <style:text-properties officeooo:rsid="0033b7ea"/>
    </style:style>
    <style:style style:name="T16" style:family="text">
      <style:text-properties officeooo:rsid="00352689"/>
    </style:style>
    <style:style style:name="T17" style:family="text">
      <style:text-properties officeooo:rsid="00360f35"/>
    </style:style>
    <style:style style:name="T18" style:family="text">
      <style:text-properties officeooo:rsid="0036c913"/>
    </style:style>
    <style:style style:name="T19" style:family="text">
      <style:text-properties officeooo:rsid="00370cf1"/>
    </style:style>
    <style:style style:name="T2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1" style:family="text">
      <style:text-properties fo:font-style="normal" fo:font-weight="normal" officeooo:rsid="00384a58" style:font-style-asian="normal" style:font-weight-asian="normal" style:font-style-complex="normal" style:font-weight-complex="normal"/>
    </style:style>
    <style:style style:name="T22" style:family="text">
      <style:text-properties officeooo:rsid="00373028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>Powershell</text:p>
      <text:p text:style-name="P4"/>
      <text:h text:style-name="P29" text:outline-level="5"><text:bookmark-start text:name="__RefHeading___Toc90_1312442354"/>Explain what is PowerShell?<text:bookmark-end text:name="__RefHeading___Toc90_1312442354"/></text:h>
      <text:p text:style-name="P2"/>
      <text:p text:style-name="Standard">Power shell is an command shell and a scripting language for Windows.</text:p>
      <text:p text:style-name="P3"/>
      <text:h text:style-name="P29" text:outline-level="5"><text:bookmark-start text:name="__RefHeading___Toc92_1312442354"/>What are the key characteristics of PowerShell?<text:bookmark-end text:name="__RefHeading___Toc92_1312442354"/></text:h>
      <text:p text:style-name="P11"/>
      <text:p text:style-name="Standard">The key characteristics of PowerShell are</text:p>
      <text:p text:style-name="Standard"/>
      <text:p text:style-name="Standard"><text:span text:style-name="T2">- </text:span>PowerShell is object-based and not text based</text:p>
      <text:p text:style-name="Standard"><text:span text:style-name="T2">- </text:span>Commands in PowerShell are customizable</text:p>
      <text:p text:style-name="Standard"><text:span text:style-name="T2">- </text:span>It is a command line interpreter and scripting environment</text:p>
      <text:p text:style-name="P3"/>
      <text:h text:style-name="P32" text:outline-level="5"><text:bookmark-start text:name="__RefHeading___Toc479_635668574"/><text:span text:style-name="T13">What are the </text:span>PowerShell <text:span text:style-name="T13">file types</text:span>?<text:bookmark-end text:name="__RefHeading___Toc479_635668574"/></text:h>
      <text:p text:style-name="P15"/>
      <text:p text:style-name="P7"><text:span text:style-name="T5">ps1</text:span><text:tab/>Powershell script</text:p>
      <text:p text:style-name="P7"><text:span text:style-name="T5">psm1</text:span><text:tab/>Powershell module</text:p>
      <text:p text:style-name="P6"/>
      <text:p text:style-name="P7">To load a module:</text:p>
      <text:p text:style-name="P7"/>
      <text:p text:style-name="P20">Import-Module -Name /&lt;dir&gt;/&lt;scriptname&gt;.psm1</text:p>
      <text:p text:style-name="P15"/>
      <text:h text:style-name="P29" text:outline-level="5"><text:bookmark-start text:name="__RefHeading___Toc94_1312442354"/>In PowerShell what do variables hold?<text:bookmark-end text:name="__RefHeading___Toc94_1312442354"/></text:h>
      <text:p text:style-name="P11"/>
      <text:p text:style-name="Standard"><text:span text:style-name="T3">V</text:span>ariables <text:span text:style-name="T3">in </text:span>PowerShell contain <text:span text:style-name="T5">strings, integers and objects</text:span>. </text:p>
      <text:p text:style-name="P3"/>
      <text:h text:style-name="P29" text:outline-level="5"><text:bookmark-start text:name="__RefHeading___Toc96_1312442354"/><text:span text:style-name="T19">W</text:span>hat is the significance of brackets in PowerShell?<text:bookmark-end text:name="__RefHeading___Toc96_1312442354"/></text:h>
      <text:p text:style-name="P11"/>
      <text:p text:style-name="P12"><text:span text:style-name="T4">Round</text:span> Brackets <text:s/>(): Curved parenthesis style brackets are used for</text:p>
      <text:p text:style-name="P12"><text:s text:c="20"/>compulsory arguments.</text:p>
      <text:p text:style-name="P11"/>
      <text:p text:style-name="P11"><text:span text:style-name="T4">Curly</text:span> Brackets <text:s/>{}: Curly brackets are employed in blocked statements</text:p>
      <text:p text:style-name="P11"/>
      <text:p text:style-name="P11">Square Brackets []: They define optional items, and they are not frequently used</text:p>
      <text:p text:style-name="P11"/>
      <text:h text:style-name="P29" text:outline-level="5"><text:bookmark-start text:name="__RefHeading___Toc98_1312442354"/>What does it mean cmdlet’s?<text:bookmark-end text:name="__RefHeading___Toc98_1312442354"/></text:h>
      <text:p text:style-name="P11"/>
      <text:p text:style-name="Standard">Cmdlet’s are <text:span text:style-name="T5">simple build in commands</text:span> written in .net language like C# or VB introduced by Windows PowerShell</text:p>
      <text:p text:style-name="P3"/>
      <text:h text:style-name="P29" text:outline-level="5"><text:bookmark-start text:name="__RefHeading___Toc100_1312442354"/><text:span text:style-name="T4">W</text:span>hat is <text:span text:style-name="T4">a </text:span>PowerShell Loop?<text:bookmark-end text:name="__RefHeading___Toc100_1312442354"/></text:h>
      <text:p text:style-name="P11"/>
      <text:p text:style-name="Standard">Automating repetitive task with the help of PowerShell loop is known as PowerShell Loop. Through PowerShell, you can execute <text:s/>For each loop, <text:s/>While loop and Do While loop.</text:p>
      <text:p text:style-name="P3"/>
      <text:p text:style-name="P8"><text:soft-page-break/>For loop:</text:p>
      <text:p text:style-name="P23"/>
      <text:p text:style-name="P23">For ($i=0; $i -le 10; $i++) {<text:line-break/>    "10 * $i = " + (10 * $i)<text:line-break/>    }</text:p>
      <text:p text:style-name="P23"/>
      <text:p text:style-name="P23">$colors = @("Red","Orange","Yellow","Green","Blue","Indigo","Violet")<text:line-break/>For ($i=0; $i -lt $colors.Length; $i++) {<text:line-break/>    $colors[$i]<text:line-break/>    }</text:p>
      <text:p text:style-name="P23"/>
      <text:p text:style-name="P8">Do-While and Do-Until loops:</text:p>
      <text:p text:style-name="P23"/>
      <text:p text:style-name="P23">$i=1</text:p>
      <text:p text:style-name="P23">Do {</text:p>
      <text:p text:style-name="P23"><text:s text:c="4"/>$i</text:p>
      <text:p text:style-name="P23"><text:s text:c="4"/>$i++</text:p>
      <text:p text:style-name="P23"><text:s text:c="3"/>}</text:p>
      <text:p text:style-name="P23">While ($i -le 10)</text:p>
      <text:p text:style-name="P23"/>
      <text:p text:style-name="P23">$i=1</text:p>
      <text:p text:style-name="P23">Do {</text:p>
      <text:p text:style-name="P23"><text:s text:c="4"/>$i</text:p>
      <text:p text:style-name="P23"><text:s text:c="4"/>$i++</text:p>
      <text:p text:style-name="P23"><text:s text:c="3"/>}</text:p>
      <text:p text:style-name="P23">Until ($i -gt 10)</text:p>
      <text:p text:style-name="P23"/>
      <text:p text:style-name="Standard"><text:span text:style-name="T6">While loops</text:span><text:span text:style-name="T18"> (same as </text:span>Do-While loops, only the syntax is altered slightly<text:span text:style-name="T18">):</text:span></text:p>
      <text:p text:style-name="P22"/>
      <text:p text:style-name="P23">$i=1</text:p>
      <text:p text:style-name="P23">While ($true)</text:p>
      <text:p text:style-name="P23"><text:s text:c="3"/>{</text:p>
      <text:p text:style-name="P23"><text:s text:c="4"/>$i</text:p>
      <text:p text:style-name="P23"><text:s text:c="4"/>$i++</text:p>
      <text:p text:style-name="P23"><text:s text:c="4"/>if ($i -gt 10) {</text:p>
      <text:p text:style-name="P23"><text:s text:c="8"/>Break</text:p>
      <text:p text:style-name="P23"><text:s text:c="8"/>}</text:p>
      <text:p text:style-name="P23"><text:s text:c="3"/>}</text:p>
      <text:p text:style-name="P18"/>
      <text:h text:style-name="P29" text:outline-level="5"><text:bookmark-start text:name="__RefHeading___Toc102_1312442354"/><text:span text:style-name="T4">How </text:span>can you create PowerShell scripts for deploying components in SharePoint?<text:bookmark-end text:name="__RefHeading___Toc102_1312442354"/></text:h>
      <text:p text:style-name="P11"/>
      <text:p text:style-name="Standard">If you have created a web part using VS 2010 then, you can deploy it using cntrl+f5. However to activate the web part feature you can write a PowerShell script (.ps1) and execute it after deployment</text:p>
      <text:p text:style-name="P3"/>
      <text:h text:style-name="P29" text:outline-level="5"><text:bookmark-start text:name="__RefHeading___Toc104_1312442354"/>Explain about the PowerShell’s comparison operators?<text:bookmark-end text:name="__RefHeading___Toc104_1312442354"/></text:h>
      <text:p text:style-name="P24"/>
      <text:p text:style-name="P9">Four types of <text:span text:style-name="T20">comparison operators </text:span>are used:</text:p>
      <text:p text:style-name="P9"><text:span text:style-name="T5">equality, match, containment </text:span><text:span text:style-name="T10">and </text:span><text:span text:style-name="T5">replace</text:span>. <text:s/></text:p>
      <text:p text:style-name="P9"/>
      <text:p text:style-name="P9"><text:span text:style-name="T19">T</text:span>here are <text:span text:style-name="T20">other operators like</text:span></text:p>
      <text:p text:style-name="P9"><text:span text:style-name="T5"><text:tab/></text:span><text:span text:style-name="T7"> –eq<text:tab/>equal</text:span></text:p>
      <text:p text:style-name="P26"><text:tab/> –ne<text:tab/>not equal</text:p>
      <text:p text:style-name="P26"><text:tab/> -gt<text:tab/>greater than</text:p>
      <text:p text:style-name="P26"><text:tab/> –lt<text:tab/>less than</text:p>
      <text:p text:style-name="P26"/>
      <text:p text:style-name="P9"><text:span text:style-name="T19">The</text:span> “=” sign <text:span text:style-name="T19">is used </text:span>for declaring variables. <text:s/></text:p>
      <text:p text:style-name="P3"><text:soft-page-break/></text:p>
      <text:h text:style-name="P29" text:outline-level="5"><text:bookmark-start text:name="__RefHeading___Toc106_1312442354"/><text:span text:style-name="T4">W</text:span>hat is <text:span text:style-name="T4">a pipeline in </text:span>PowerShell used for?<text:bookmark-end text:name="__RefHeading___Toc106_1312442354"/></text:h>
      <text:p text:style-name="P11"/>
      <text:p text:style-name="Standard">PowerShell pipeline is used <text:span text:style-name="T5">for joining two statements</text:span> such that the output of one statement becomes the input of the second.</text:p>
      <text:p text:style-name="P3"/>
      <text:h text:style-name="P29" text:outline-level="5"><text:bookmark-start text:name="__RefHeading___Toc108_1312442354"/>Explain what is PowerShell get-command?<text:bookmark-end text:name="__RefHeading___Toc108_1312442354"/></text:h>
      <text:p text:style-name="P11"/>
      <text:p text:style-name="Standard">Get command in PowerShell is <text:span text:style-name="T5">used to fetch other cmdlets</text:span>, for example you are looking for cmdlet between letter L and R then your PowerShell get-command will be like</text:p>
      <text:p text:style-name="Standard"/>
      <text:p text:style-name="P11"># PowerShell Get – Command Range</text:p>
      <text:p text:style-name="P11"/>
      <text:p text:style-name="P11">Clear-Host</text:p>
      <text:p text:style-name="P11"/>
      <text:p text:style-name="P11">Get-Command [ L–R ]*</text:p>
      <text:p text:style-name="P16"/>
      <text:h text:style-name="P29" text:outline-level="5"><text:bookmark-start text:name="__RefHeading___Toc110_1312442354"/><text:span text:style-name="T14">H</text:span>ow you can map a network drive in PowerShell? <text:span text:style-name="T14">Give an example.</text:span><text:bookmark-end text:name="__RefHeading___Toc110_1312442354"/></text:h>
      <text:p text:style-name="P11"/>
      <text:p text:style-name="Standard">To map a network drive in PowerShell you have to use the command like</text:p>
      <text:p text:style-name="Standard"/>
      <text:p text:style-name="P11"># PowerShell Map Network Drive</text:p>
      <text:p text:style-name="P11"/>
      <text:p text:style-name="P11">$Net = $( New – Object – ComObject Wscript.Network )</text:p>
      <text:p text:style-name="P11"/>
      <text:p text:style-name="P11">$Net.MapNetworkDrive( “S:”, \\expert\guru99 )</text:p>
      <text:p text:style-name="P11"/>
      <text:p text:style-name="Standard">In here the drive letter is “S:” and the Network share is called ‘expert’ on a computer called ‘guru99.’</text:p>
      <text:p text:style-name="Standard"/>
      <text:h text:style-name="P29" text:outline-level="5"><text:bookmark-start text:name="__RefHeading___Toc112_1312442354"/><text:span text:style-name="T15">W</text:span>hat are the three ways that PowerShell uses to ‘Select’?<text:bookmark-end text:name="__RefHeading___Toc112_1312442354"/></text:h>
      <text:p text:style-name="P11"/>
      <text:p text:style-name="Standard"><text:span text:style-name="T2">- </text:span>The most common way is in a WMI Query Language (WQL) statement. In this technique Wmiobject uses ‘-query’ to introduce a classic ‘Select * from’ a phrase</text:p>
      <text:p text:style-name="Standard"><text:span text:style-name="T2">- </text:span>The second context for ‘Select’ in PowerShell is Select-String. This cmdlet checks for a word, phrase or any pattern match</text:p>
      <text:p text:style-name="Standard"><text:span text:style-name="T2">- </text:span>Another way is Select Object</text:p>
      <text:p text:style-name="P3"/>
      <text:h text:style-name="P29" text:outline-level="5"><text:bookmark-start text:name="__RefHeading___Toc114_1312442354"/>What is the function of Get-ServiceStatus in PowerShell?<text:bookmark-end text:name="__RefHeading___Toc114_1312442354"/></text:h>
      <text:p text:style-name="P11"/>
      <text:p text:style-name="Standard">The cmdlets of windows enable you to filter the window services. <text:s/>PowerShell can <text:span text:style-name="T5">list which services are ‘Running’ and which are ‘Stopped’</text:span> by scripting with windows.</text:p>
      <text:p text:style-name="P3"/>
      <text:h text:style-name="P29" text:outline-level="5"><text:bookmark-start text:name="__RefHeading___Toc116_1312442354"/>Explain what PowerShell Scripting is?<text:bookmark-end text:name="__RefHeading___Toc116_1312442354"/></text:h>
      <text:p text:style-name="P11"/>
      <text:p text:style-name="Standard">PowerShell file contains a series of PowerShell commands with each command appearing on a separate line. To use a text file as a PowerShell script, its filename should have PS1 extension. To run a script you need</text:p>
      <text:p text:style-name="Standard"/>
      <text:p text:style-name="Standard"><text:soft-page-break/><text:span text:style-name="T2">- </text:span>Type the commands in a text editor</text:p>
      <text:p text:style-name="Standard"><text:span text:style-name="T2">- </text:span>Save the file with .ps1 extension</text:p>
      <text:p text:style-name="Standard"><text:span text:style-name="T2">- </text:span>Execute the file in PowerShell</text:p>
      <text:p text:style-name="P3"/>
      <text:h text:style-name="P29" text:outline-level="5"><text:bookmark-start text:name="__RefHeading___Toc118_1312442354"/>What is the use of hash table in PowerShell?<text:bookmark-end text:name="__RefHeading___Toc118_1312442354"/></text:h>
      <text:p text:style-name="P11"/>
      <text:p text:style-name="Standard">A hash table is also referred as dictionary. It is an array that allows you to <text:span text:style-name="T5">store data in a “key-value” pair association</text:span>. The “key” and “value” can be of any data and length. <text:s/>To declare a hash table you have to use @ followed by curly braces.</text:p>
      <text:p text:style-name="Standard"/>
      <text:p text:style-name="P5">E.g. To store counties with their capital:</text:p>
      <text:p text:style-name="Standard"/>
      <text:p text:style-name="P19">$contries = @{<text:span text:style-name="T12">"</text:span>France<text:span text:style-name="T12">"</text:span>=<text:span text:style-name="T12">"</text:span>Paris<text:span text:style-name="T12">"</text:span>; <text:span text:style-name="T12">"</text:span>UK<text:span text:style-name="T12">"</text:span>=<text:span text:style-name="T12">"</text:span>London<text:span text:style-name="T12">"</text:span>}</text:p>
      <text:p text:style-name="Preformatted_20_Text"/>
      <text:p text:style-name="P19">countries.add(<text:span text:style-name="T12">"</text:span>Germany<text:span text:style-name="T12">"</text:span>, <text:span text:style-name="T12">"</text:span>Bonn<text:span text:style-name="T12">"</text:span>)</text:p>
      <text:p text:style-name="P19">countries.remove(<text:span text:style-name="T12">"</text:span>Germany<text:span text:style-name="T12">"</text:span>)</text:p>
      <text:p text:style-name="Preformatted_20_Text"/>
      <text:p text:style-name="P19">countries.set_item(<text:span text:style-name="T12">"</text:span>Germany<text:span text:style-name="T12">"</text:span>, <text:span text:style-name="T12">"</text:span>Berlin<text:span text:style-name="T12">"</text:span>)</text:p>
      <text:p text:style-name="P19">countries.get_item(<text:span text:style-name="T12">"</text:span>Germany<text:span text:style-name="T12">"</text:span>)</text:p>
      <text:p text:style-name="P5"/>
      <text:h text:style-name="P29" text:outline-level="5"><text:bookmark-start text:name="__RefHeading___Toc120_1312442354"/>Explain what is the use of Array in PowerShell?<text:bookmark-end text:name="__RefHeading___Toc120_1312442354"/></text:h>
      <text:p text:style-name="P11"/>
      <text:p text:style-name="Standard">In order to create an array, you have to create a variable and assign the array. <text:s/>Arrays are represented by “@”symbol, they are represented as hashtable but not followed by curly braces.</text:p>
      <text:p text:style-name="Standard"/>
      <text:p text:style-name="P21">E.g.</text:p>
      <text:p text:style-name="P13"/>
      <text:p text:style-name="P14">$arrmachine = @(<text:span text:style-name="T12">"</text:span>machine1<text:span text:style-name="T12">",</text:span> <text:span text:style-name="T12">"</text:span>machine2<text:span text:style-name="T12">"</text:span>, <text:span text:style-name="T12">"</text:span>machine3<text:span text:style-name="T12">"</text:span>)</text:p>
      <text:p text:style-name="P13"/>
      <text:p text:style-name="P13">$arrmachine<text:span text:style-name="T11">[0] <text:s text:c="12"/># return first value</text:span></text:p>
      <text:p text:style-name="P13">$arrmachine<text:span text:style-name="T11">[-1] <text:s text:c="11"/># return last value</text:span></text:p>
      <text:p text:style-name="P13"/>
      <text:p text:style-name="P13">$arrmachine<text:span text:style-name="T11">[4]=”machine5”</text:span></text:p>
      <text:p text:style-name="P13">$arrmachine.<text:span text:style-name="T11">length</text:span></text:p>
      <text:p text:style-name="P13">$arrmachine.<text:span text:style-name="T11">get_type</text:span></text:p>
      <text:p text:style-name="P17"/>
      <text:h text:style-name="P29" text:outline-level="5"><text:bookmark-start text:name="__RefHeading___Toc122_1312442354"/>Mention what is the command that can be used to get all child folders in a specific folder?<text:bookmark-end text:name="__RefHeading___Toc122_1312442354"/></text:h>
      <text:p text:style-name="P11"/>
      <text:p text:style-name="Standard">To get all child folders in a specific folder, you have to use parameter recurse in the code.</text:p>
      <text:p text:style-name="Standard"/>
      <text:p text:style-name="P11">Get-ChildItem C:\Scripts –recurse</text:p>
      <text:p text:style-name="P16"/>
      <text:h text:style-name="P29" text:outline-level="5"><text:bookmark-start text:name="__RefHeading___Toc124_1312442354"/><text:span text:style-name="T13">H</text:span>ow you can convert the object into HTML?<text:bookmark-end text:name="__RefHeading___Toc124_1312442354"/></text:h>
      <text:p text:style-name="P11"/>
      <text:p text:style-name="Standard">To convert the object into HTML</text:p>
      <text:p text:style-name="Standard"/>
      <text:p text:style-name="P11">Get-Process l Sort-object – property CPU –descending l convert to – HTML l Out-file “process.html”</text:p>
      <text:p text:style-name="P16"/>
      <text:h text:style-name="P33" text:outline-level="5"><text:bookmark-start text:name="__RefHeading___Toc126_1312442354"/><text:soft-page-break/><text:span text:style-name="T16">H</text:span>ow can <text:span text:style-name="T16">you </text:span>rename a variable?<text:bookmark-end text:name="__RefHeading___Toc126_1312442354"/></text:h>
      <text:p text:style-name="P11"/>
      <text:p text:style-name="Standard">To rename a variable,</text:p>
      <text:p text:style-name="Standard"/>
      <text:p text:style-name="P11"><text:span text:style-name="T5">Rename-Item</text:span> -Path Env: MyVariable –NewName MyRenamedVar</text:p>
      <text:p text:style-name="P16"/>
      <text:h text:style-name="P33" text:outline-level="5"><text:bookmark-start text:name="__RefHeading___Toc128_1312442354"/><text:span text:style-name="T17">W</text:span>hat is the function of $input variable?<text:bookmark-end text:name="__RefHeading___Toc128_1312442354"/></text:h>
      <text:p text:style-name="P11"/>
      <text:p text:style-name="Standard">The $input variable <text:span text:style-name="T5">enables a function to access data coming from the pipeline</text:span></text:p>
      <text:p text:style-name="P3"/>
      <text:h text:style-name="P33" text:outline-level="5"><text:bookmark-start text:name="__RefHeading___Toc130_1312442354"/>What is the code to find the name of the installed application on the current computer?<text:bookmark-end text:name="__RefHeading___Toc130_1312442354"/></text:h>
      <text:p text:style-name="P11"/>
      <text:p text:style-name="P11">Get-WmiObject-Class Win32_Product- ComputerName . l Format-wide-column1</text:p>
      <text:p text:style-name="P16"/>
      <text:h text:style-name="P33" text:outline-level="5"><text:bookmark-start text:name="__RefHeading___Toc132_1312442354"/><text:span text:style-name="T13">How</text:span> can <text:span text:style-name="T13">you </text:span>find in PowerShell that all the sql services are on one server?<text:bookmark-end text:name="__RefHeading___Toc132_1312442354"/></text:h>
      <text:p text:style-name="P11"/>
      <text:p text:style-name="Standard">There are two ways to do this</text:p>
      <text:p text:style-name="Standard"/>
      <text:p text:style-name="P15"><text:span text:style-name="T5">get-wmiobject</text:span> win32_service l where-object {$_name-like “*sql*”}</text:p>
      <text:p text:style-name="P15"/>
      <text:p text:style-name="P15">get-service sql*</text:p>
      <text:p text:style-name="P11"/>
      <text:h text:style-name="P30" text:outline-level="5"><text:bookmark-start text:name="__RefHeading___Toc100_13124423541"/><text:span text:style-name="T22">How do you write a </text:span>PowerShell <text:span text:style-name="T22">function</text:span>?<text:bookmark-end text:name="__RefHeading___Toc100_13124423541"/></text:h>
      <text:p text:style-name="P36"/>
      <text:p text:style-name="P38">Example:</text:p>
      <text:p text:style-name="P34"/>
      <text:p text:style-name="P34"><text:span text:style-name="T22">function fn</text:span></text:p>
      <text:p text:style-name="P34"><text:span text:style-name="T22">{</text:span></text:p>
      <text:p text:style-name="P34"><text:s text:c="2"/><text:span text:style-name="T22">parameter (</text:span></text:p>
      <text:p text:style-name="P34"><text:s text:c="4"/><text:span text:style-name="T22">$arg1</text:span></text:p>
      <text:p text:style-name="P34"><text:s text:c="4"/><text:span text:style-name="T22">$arg2</text:span></text:p>
      <text:p text:style-name="P34"><text:s text:c="2"/><text:span text:style-name="T22">)</text:span></text:p>
      <text:p text:style-name="P34"><text:s text:c="2"/><text:span text:style-name="T22">$arg1.value = 1</text:span></text:p>
      <text:p text:style-name="P34"><text:s text:c="2"/><text:span text:style-name="T22">$arg2.value = “text”</text:span></text:p>
      <text:p text:style-name="P34"><text:span text:style-name="T22">}</text:span></text:p>
      <text:p text:style-name="P34"/>
      <text:p text:style-name="P38">To call a function:</text:p>
      <text:p text:style-name="P38"/>
      <text:p text:style-name="P38"><text:s text:c="2"/>PS&gt; fn -arg1 7 -arg2 $text</text:p>
      <text:p text:style-name="P38"/>
      <text:h text:style-name="P30" text:outline-level="5"><text:bookmark-start text:name="__RefHeading___Toc774_1382618065"/><text:span text:style-name="T22">How do you do error handling in </text:span>PowerShell?<text:bookmark-end text:name="__RefHeading___Toc774_1382618065"/></text:h>
      <text:p text:style-name="P36"/>
      <text:p text:style-name="P34"><text:span text:style-name="T8">try</text:span><text:span text:style-name="T22"> {</text:span></text:p>
      <text:p text:style-name="P34"><text:s text:c="2"/>“ <text:span text:style-name="T22">code to be executed “</text:span></text:p>
      <text:p text:style-name="P34"><text:s text:c="2"/>. . . </text:p>
      <text:p text:style-name="P34"><text:span text:style-name="T22">}</text:span></text:p>
      <text:p text:style-name="P34"><text:span text:style-name="T8">catch</text:span><text:span text:style-name="T22"> {</text:span></text:p>
      <text:p text:style-name="P34"><text:s text:c="2"/>“ <text:span text:style-name="T22">error handling code “</text:span></text:p>
      <text:p text:style-name="P34"><text:s text:c="2"/>. . . </text:p>
      <text:p text:style-name="P34"><text:span text:style-name="T22">}</text:span></text:p>
      <text:p text:style-name="P34"><text:span text:style-name="T8">finally</text:span><text:span text:style-name="T22"> {</text:span></text:p>
      <text:p text:style-name="P34"><text:soft-page-break/><text:s text:c="2"/>“ <text:span text:style-name="T22">final actions, e.g. closing a file pointer “</text:span></text:p>
      <text:p text:style-name="P34"><text:s text:c="2"/>. . . </text:p>
      <text:p text:style-name="P34"><text:span text:style-name="T22">}</text:span></text:p>
      <text:p text:style-name="P34"/>
      <text:h text:style-name="P31" text:outline-level="5"><text:bookmark-start text:name="__RefHeading___Toc781_1382618065"/><text:span text:style-name="T22">How do you declare a global variable in </text:span>PowerShell?<text:bookmark-end text:name="__RefHeading___Toc781_1382618065"/></text:h>
      <text:p text:style-name="P37"/>
      <text:p text:style-name="Standard">Use the “global” prefix for the variable.</text:p>
      <text:p text:style-name="P37"/>
      <text:p text:style-name="P35"><text:span text:style-name="T8"><text:s text:c="2"/></text:span><text:span text:style-name="T9">$global:</text:span><text:span text:style-name="T21">oracleUsr = “oracle”</text:span></text:p>
      <text:p text:style-name="P35"/>
      <text:p text:style-name="P34"/>
      <text:p text:style-name="P25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28"><text:a xlink:type="simple" xlink:href="#__RefHeading___Toc90_1312442354" text:style-name="Index_20_Link" text:visited-style-name="Index_20_Link">1.Explain what is PowerShell?<text:tab/>1</text:a></text:p>
          <text:p text:style-name="P28"><text:a xlink:type="simple" xlink:href="#__RefHeading___Toc92_1312442354" text:style-name="Index_20_Link" text:visited-style-name="Index_20_Link">2.What are the key characteristics of PowerShell?<text:tab/>1</text:a></text:p>
          <text:p text:style-name="P28"><text:a xlink:type="simple" xlink:href="#__RefHeading___Toc479_635668574" text:style-name="Index_20_Link" text:visited-style-name="Index_20_Link">3.What are the PowerShell file types?<text:tab/>1</text:a></text:p>
          <text:p text:style-name="P28"><text:a xlink:type="simple" xlink:href="#__RefHeading___Toc94_1312442354" text:style-name="Index_20_Link" text:visited-style-name="Index_20_Link">4.In PowerShell what do variables hold?<text:tab/>1</text:a></text:p>
          <text:p text:style-name="P28"><text:a xlink:type="simple" xlink:href="#__RefHeading___Toc96_1312442354" text:style-name="Index_20_Link" text:visited-style-name="Index_20_Link">5.What is the significance of brackets in PowerShell?<text:tab/>1</text:a></text:p>
          <text:p text:style-name="P28"><text:a xlink:type="simple" xlink:href="#__RefHeading___Toc98_1312442354" text:style-name="Index_20_Link" text:visited-style-name="Index_20_Link">6.What does it mean cmdlet’s?<text:tab/>1</text:a></text:p>
          <text:p text:style-name="P28"><text:a xlink:type="simple" xlink:href="#__RefHeading___Toc100_1312442354" text:style-name="Index_20_Link" text:visited-style-name="Index_20_Link">7.What is a PowerShell Loop?<text:tab/>1</text:a></text:p>
          <text:p text:style-name="P28"><text:a xlink:type="simple" xlink:href="#__RefHeading___Toc102_1312442354" text:style-name="Index_20_Link" text:visited-style-name="Index_20_Link">8.How can you create PowerShell scripts for deploying components in SharePoint?<text:tab/>2</text:a></text:p>
          <text:p text:style-name="P28"><text:a xlink:type="simple" xlink:href="#__RefHeading___Toc104_1312442354" text:style-name="Index_20_Link" text:visited-style-name="Index_20_Link">9.Explain about the PowerShell’s comparison operators?<text:tab/>2</text:a></text:p>
          <text:p text:style-name="P28"><text:a xlink:type="simple" xlink:href="#__RefHeading___Toc106_1312442354" text:style-name="Index_20_Link" text:visited-style-name="Index_20_Link">10.What is a pipeline in PowerShell used for?<text:tab/>3</text:a></text:p>
          <text:p text:style-name="P28"><text:a xlink:type="simple" xlink:href="#__RefHeading___Toc108_1312442354" text:style-name="Index_20_Link" text:visited-style-name="Index_20_Link">11.Explain what is PowerShell get-command?<text:tab/>3</text:a></text:p>
          <text:p text:style-name="P28"><text:a xlink:type="simple" xlink:href="#__RefHeading___Toc110_1312442354" text:style-name="Index_20_Link" text:visited-style-name="Index_20_Link">12.How you can map a network drive in PowerShell? Give an example.<text:tab/>3</text:a></text:p>
          <text:p text:style-name="P28"><text:a xlink:type="simple" xlink:href="#__RefHeading___Toc112_1312442354" text:style-name="Index_20_Link" text:visited-style-name="Index_20_Link">13.What are the three ways that PowerShell uses to ‘Select’?<text:tab/>3</text:a></text:p>
          <text:p text:style-name="P28"><text:a xlink:type="simple" xlink:href="#__RefHeading___Toc114_1312442354" text:style-name="Index_20_Link" text:visited-style-name="Index_20_Link">14.What is the function of Get-ServiceStatus in PowerShell?<text:tab/>3</text:a></text:p>
          <text:p text:style-name="P28"><text:a xlink:type="simple" xlink:href="#__RefHeading___Toc116_1312442354" text:style-name="Index_20_Link" text:visited-style-name="Index_20_Link">15.Explain what PowerShell Scripting is?<text:tab/>3</text:a></text:p>
          <text:p text:style-name="P28"><text:a xlink:type="simple" xlink:href="#__RefHeading___Toc118_1312442354" text:style-name="Index_20_Link" text:visited-style-name="Index_20_Link">16.What is the use of hash table in PowerShell?<text:tab/>4</text:a></text:p>
          <text:p text:style-name="P28"><text:a xlink:type="simple" xlink:href="#__RefHeading___Toc120_1312442354" text:style-name="Index_20_Link" text:visited-style-name="Index_20_Link">17.Explain what is the use of Array in PowerShell?<text:tab/>4</text:a></text:p>
          <text:p text:style-name="P28"><text:a xlink:type="simple" xlink:href="#__RefHeading___Toc122_1312442354" text:style-name="Index_20_Link" text:visited-style-name="Index_20_Link">18.Mention what is the command that can be used to get all child folders in a specific folder?<text:tab/>4</text:a></text:p>
          <text:p text:style-name="P28"><text:a xlink:type="simple" xlink:href="#__RefHeading___Toc124_1312442354" text:style-name="Index_20_Link" text:visited-style-name="Index_20_Link">19.How you can convert the object into HTML?<text:tab/>4</text:a></text:p>
          <text:p text:style-name="P28"><text:a xlink:type="simple" xlink:href="#__RefHeading___Toc126_1312442354" text:style-name="Index_20_Link" text:visited-style-name="Index_20_Link">20.How can you rename a variable?<text:tab/>5</text:a></text:p>
          <text:p text:style-name="P28"><text:a xlink:type="simple" xlink:href="#__RefHeading___Toc128_1312442354" text:style-name="Index_20_Link" text:visited-style-name="Index_20_Link">21.What is the function of $input variable?<text:tab/>5</text:a></text:p>
          <text:p text:style-name="P28"><text:a xlink:type="simple" xlink:href="#__RefHeading___Toc130_1312442354" text:style-name="Index_20_Link" text:visited-style-name="Index_20_Link">22.What is the code to find the name of the installed application on the current computer?<text:tab/>5</text:a></text:p>
          <text:p text:style-name="P28"><text:a xlink:type="simple" xlink:href="#__RefHeading___Toc132_1312442354" text:style-name="Index_20_Link" text:visited-style-name="Index_20_Link">23.How can you find in PowerShell that all the sql services are on one server?<text:tab/>5</text:a></text:p>
          <text:p text:style-name="P28"><text:a xlink:type="simple" xlink:href="#__RefHeading___Toc100_13124423541" text:style-name="Index_20_Link" text:visited-style-name="Index_20_Link">24.How do you write a PowerShell function?<text:tab/>5</text:a></text:p>
          <text:p text:style-name="P28"><text:a xlink:type="simple" xlink:href="#__RefHeading___Toc774_1382618065" text:style-name="Index_20_Link" text:visited-style-name="Index_20_Link">25.How do you do error handling in PowerShell?<text:tab/>5</text:a></text:p>
          <text:p text:style-name="P28"><text:a xlink:type="simple" xlink:href="#__RefHeading___Toc781_1382618065" text:style-name="Index_20_Link" text:visited-style-name="Index_20_Link">26.How do you declare a global variable in PowerShell?<text:tab/>6</text:a></text:p>
        </text:index-body>
      </text:table-of-content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0cm" fo:margin-right="0cm" fo:text-indent="0cm" style:auto-text-indent="false"/>
      <style:text-properties fo:font-size="85%" fo:font-weight="bold" style:font-size-asian="85%" style:font-weight-asian="bold" style:font-size-complex="8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ohit Hindi2" style:font-family-complex="'Lohit Hindi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/>
    </style:style>
    <style:style style:name="MT1" style:family="text">
      <style:text-properties officeooo:rsid="00274b0e"/>
    </style:style>
    <style:page-layout style:name="Mpm1">
      <style:page-layout-properties fo:page-width="21.001cm" fo:page-height="29.7cm" style:num-format="1" style:print-orientation="portrait" fo:margin-top="1.6cm" fo:margin-bottom="1.6cm" fo:margin-left="1.799cm" fo:margin-right="1.799cm" style:shadow="none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201cm" fo:margin-left="0cm" fo:margin-right="0cm" fo:margin-top="0.101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span text:style-name="MT1">--- Powershell ---<text:tab/><text:tab/></text:span><text:page-number text:select-page="current">7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do </meta:initial-creator>
    <meta:creation-date>2014-12-07T08:55:23.547408200</meta:creation-date>
    <dc:date>2017-04-27T12:30:59.420561781</dc:date>
    <meta:editing-duration>PT2H39M53S</meta:editing-duration>
    <meta:editing-cycles>44</meta:editing-cycles>
    <meta:generator>LibreOffice/5.2.6.2$Linux_X86_64 LibreOffice_project/20m0$Build-2</meta:generator>
    <meta:print-date>2017-04-19T10:41:42.177649996</meta:print-date>
    <meta:document-statistic meta:table-count="0" meta:image-count="0" meta:object-count="0" meta:page-count="7" meta:paragraph-count="176" meta:word-count="1317" meta:character-count="7863" meta:non-whitespace-character-count="6573"/>
  </office:meta>
</office:document-meta>
</file>